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Heading_20_1">
      <style:paragraph-properties fo:text-align="start" style:justify-single-word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Komma igång med WordPress <text:tab/>3 h</text:p>
      <text:p text:style-name="P2"/>
      <text:p text:style-name="P2"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3:11:04</meta:creation-date>
    <dc:date>2014-04-03T15:27:43</dc:date>
    <meta:editing-duration>PT3H21M3S</meta:editing-duration>
    <meta:editing-cycles>21</meta:editing-cycles>
    <meta:generator>OpenOffice.org/3.4.1$Unix OpenOffice.org_project/341m1$Build-9593</meta:generator>
    <meta:document-statistic meta:table-count="0" meta:image-count="0" meta:object-count="0" meta:page-count="1" meta:paragraph-count="10" meta:word-count="50" meta:character-count="321"/>
  </office:meta>
</office:document-meta>
</file>